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 style:data-style-name="N118"/>
    <style:style style:name="ce10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2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order-left="none" fo:border-right="none" fo:border-top="none"/>
    </style:style>
    <style:style style:name="ce18" style:family="table-cell" style:parent-style-name="Default">
      <style:table-cell-properties fo:border-bottom="none" fo:border-left="0.0008in solid #000000" fo:border-right="0.0008in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none" fo:padding-bottom="0.0193in" fo:padding-left="0.0138in" fo:padding-right="0.0138in" fo:padding-top="0.0193in"/>
    </style:style>
    <style:style style:name="ce2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2D particle distribution, constant mass m=2.5e-5, summation density, leapfrog autom. Time control, simu time~0.2 )</text:p>
          </table:table-cell>
          <table:covered-table-cell table:style-name="ce10"/>
          <table:covered-table-cell table:number-columns-repeated="2"/>
          <table:covered-table-cell table:style-name="ce18"/>
          <table:covered-table-cell table:style-name="ce25"/>
          <table:covered-table-cell table:number-columns-repeated="2"/>
          <table:covered-table-cell table:style-name="ce18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10"/>
          <table:table-cell table:number-columns-repeated="2"/>
          <table:table-cell table:style-name="ce19"/>
          <table:table-cell table:style-name="ce25"/>
          <table:table-cell table:number-columns-repeated="2"/>
          <table:table-cell table:style-name="ce19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 table:number-columns-repeated="2"/>
          <table:table-cell table:style-name="ce20"/>
          <table:table-cell table:style-name="ce11"/>
          <table:table-cell table:style-name="ce15" table:number-columns-repeated="2"/>
          <table:table-cell table:style-name="ce20"/>
          <table:table-cell table:style-name="ce11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2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1"/>
          <table:table-cell table:style-name="ce12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1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3" office:value-type="string">
            <text:p>L1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Linf</text:p>
          </table:table-cell>
          <table:table-cell table:style-name="ce22"/>
          <table:table-cell table:style-name="ce13" office:value-type="string">
            <text:p>L1_3</text:p>
          </table:table-cell>
          <table:table-cell table:style-name="ce13" office:value-type="string">
            <text:p>L2_3</text:p>
          </table:table-cell>
          <table:table-cell table:style-name="ce13" office:value-type="string">
            <text:p>Linf_3</text:p>
          </table:table-cell>
          <table:table-cell table:style-name="ce22"/>
          <table:table-cell table:style-name="ce13" office:value-type="string">
            <text:p>L1_2</text:p>
          </table:table-cell>
          <table:table-cell table:style-name="ce13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/>
          <table:table-cell table:style-name="Default"/>
          <table:table-cell/>
          <table:table-cell table:style-name="ce18"/>
          <table:table-cell table:style-name="Default" table:number-columns-repeated="2"/>
          <table:table-cell/>
          <table:table-cell table:style-name="ce24"/>
          <table:table-cell table:style-name="Default" table:number-columns-repeated="2"/>
          <table:table-cell table:style-name="ce30"/>
        </table:table-row>
        <table:table-row table:style-name="ro2">
          <table:table-cell table:style-name="ce6" office:value-type="float" office:value="0.02">
            <text:p>0.0200</text:p>
          </table:table-cell>
          <table:table-cell office:value-type="float" office:value="0.124778">
            <text:p>1.25E-001</text:p>
          </table:table-cell>
          <table:table-cell table:style-name="Default" office:value-type="float" office:value="0.090317">
            <text:p>0.09</text:p>
          </table:table-cell>
          <table:table-cell table:style-name="Default" office:value-type="float" office:value="0.0798961">
            <text:p>0.08</text:p>
          </table:table-cell>
          <table:table-cell table:style-name="ce23"/>
          <table:table-cell office:value-type="float" office:value="0.0419471">
            <text:p>4.19E-002</text:p>
          </table:table-cell>
          <table:table-cell table:style-name="Default" office:value-type="float" office:value="0.028011">
            <text:p>0.03</text:p>
          </table:table-cell>
          <table:table-cell table:style-name="Default" office:value-type="float" office:value="0.0245194">
            <text:p>0.02</text:p>
          </table:table-cell>
          <table:table-cell table:style-name="ce23"/>
          <table:table-cell office:value-type="float" office:value="0.219866">
            <text:p>2.20E-001</text:p>
          </table:table-cell>
          <table:table-cell table:style-name="Default" office:value-type="float" office:value="0.183383">
            <text:p>0.18</text:p>
          </table:table-cell>
          <table:table-cell table:style-name="Default" office:value-type="float" office:value="0.179442">
            <text:p>0.18</text:p>
          </table:table-cell>
        </table:table-row>
        <table:table-row table:style-name="ro2">
          <table:table-cell table:style-name="ce6" office:value-type="float" office:value="0.025">
            <text:p>0.0250</text:p>
          </table:table-cell>
          <table:table-cell table:style-name="Default" office:value-type="float" office:value="0.0552937">
            <text:p>0.06</text:p>
          </table:table-cell>
          <table:table-cell table:style-name="Default" office:value-type="float" office:value="0.0392933">
            <text:p>0.04</text:p>
          </table:table-cell>
          <table:table-cell table:style-name="Default" office:value-type="float" office:value="0.0334789">
            <text:p>0.03</text:p>
          </table:table-cell>
          <table:table-cell table:style-name="ce23"/>
          <table:table-cell table:style-name="Default" office:value-type="float" office:value="0.0377913">
            <text:p>0.04</text:p>
          </table:table-cell>
          <table:table-cell table:style-name="Default" office:value-type="float" office:value="0.023358">
            <text:p>0.02</text:p>
          </table:table-cell>
          <table:table-cell table:style-name="Default" office:value-type="float" office:value="0.0182811">
            <text:p>0.02</text:p>
          </table:table-cell>
          <table:table-cell table:style-name="ce23"/>
          <table:table-cell table:style-name="Default" office:value-type="float" office:value="0.0368476">
            <text:p>0.04</text:p>
          </table:table-cell>
          <table:table-cell table:style-name="Default" office:value-type="float" office:value="0.0281913">
            <text:p>0.03</text:p>
          </table:table-cell>
          <table:table-cell table:style-name="Default" office:value-type="float" office:value="0.025937">
            <text:p>0.03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Default" office:value-type="float" office:value="0.0512989">
            <text:p>0.05</text:p>
          </table:table-cell>
          <table:table-cell table:style-name="Default" office:value-type="float" office:value="0.0369143">
            <text:p>0.04</text:p>
          </table:table-cell>
          <table:table-cell table:style-name="Default" office:value-type="float" office:value="0.0314825">
            <text:p>0.03</text:p>
          </table:table-cell>
          <table:table-cell table:style-name="ce23"/>
          <table:table-cell table:style-name="Default" office:value-type="float" office:value="0.0302784">
            <text:p>0.03</text:p>
          </table:table-cell>
          <table:table-cell table:style-name="Default" office:value-type="float" office:value="0.0188574">
            <text:p>0.02</text:p>
          </table:table-cell>
          <table:table-cell table:style-name="Default" office:value-type="float" office:value="0.0149779">
            <text:p>0.01</text:p>
          </table:table-cell>
          <table:table-cell table:style-name="ce23"/>
          <table:table-cell table:style-name="Default" office:value-type="float" office:value="0.0311892">
            <text:p>0.03</text:p>
          </table:table-cell>
          <table:table-cell table:style-name="Default" office:value-type="float" office:value="0.0257161">
            <text:p>0.03</text:p>
          </table:table-cell>
          <table:table-cell table:style-name="Default" office:value-type="float" office:value="0.0246922">
            <text:p>0.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table:style-name="Default" office:value-type="float" office:value="0.0623261">
            <text:p>0.06</text:p>
          </table:table-cell>
          <table:table-cell table:style-name="Default" office:value-type="float" office:value="0.043994">
            <text:p>0.04</text:p>
          </table:table-cell>
          <table:table-cell table:style-name="Default" office:value-type="float" office:value="0.0369058">
            <text:p>0.04</text:p>
          </table:table-cell>
          <table:table-cell table:style-name="ce18"/>
          <table:table-cell table:style-name="Default" office:value-type="float" office:value="0.0384651">
            <text:p>0.04</text:p>
          </table:table-cell>
          <table:table-cell table:style-name="Default" office:value-type="float" office:value="0.0235045">
            <text:p>0.02</text:p>
          </table:table-cell>
          <table:table-cell table:style-name="Default" office:value-type="float" office:value="0.017877">
            <text:p>0.02</text:p>
          </table:table-cell>
          <table:table-cell table:style-name="ce24"/>
          <table:table-cell table:style-name="Default" office:value-type="float" office:value="0.0373974">
            <text:p>0.04</text:p>
          </table:table-cell>
          <table:table-cell table:style-name="Default" office:value-type="float" office:value="0.0276874">
            <text:p>0.03</text:p>
          </table:table-cell>
          <table:table-cell table:style-name="Default" office:value-type="float" office:value="0.024842">
            <text:p>0.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table:style-name="Default" office:value-type="float" office:value="0.0606214">
            <text:p>0.06</text:p>
          </table:table-cell>
          <table:table-cell table:style-name="Default" office:value-type="float" office:value="0.0415601">
            <text:p>0.04</text:p>
          </table:table-cell>
          <table:table-cell table:style-name="Default" office:value-type="float" office:value="0.0343009">
            <text:p>0.03</text:p>
          </table:table-cell>
          <table:table-cell table:style-name="ce24"/>
          <table:table-cell table:style-name="Default" office:value-type="float" office:value="0.0225858">
            <text:p>0.02</text:p>
          </table:table-cell>
          <table:table-cell table:style-name="Default" office:value-type="float" office:value="0.0146253">
            <text:p>0.01</text:p>
          </table:table-cell>
          <table:table-cell table:style-name="Default" office:value-type="float" office:value="0.0122337">
            <text:p>0.01</text:p>
          </table:table-cell>
          <table:table-cell table:style-name="ce24"/>
          <table:table-cell table:style-name="Default" office:value-type="float" office:value="0.0562629">
            <text:p>0.06</text:p>
          </table:table-cell>
          <table:table-cell table:style-name="Default" office:value-type="float" office:value="0.0407398">
            <text:p>0.04</text:p>
          </table:table-cell>
          <table:table-cell table:style-name="Default" office:value-type="float" office:value="0.0371148">
            <text:p>0.04</text:p>
          </table:table-cell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Default" office:value-type="float" office:value="0.0691652">
            <text:p>0.07</text:p>
          </table:table-cell>
          <table:table-cell table:style-name="Default" office:value-type="float" office:value="0.0470182">
            <text:p>0.05</text:p>
          </table:table-cell>
          <table:table-cell table:style-name="Default" office:value-type="float" office:value="0.0386681">
            <text:p>0.04</text:p>
          </table:table-cell>
          <table:table-cell table:style-name="ce24"/>
          <table:table-cell table:style-name="Default" office:value-type="float" office:value="0.0279257">
            <text:p>0.03</text:p>
          </table:table-cell>
          <table:table-cell table:style-name="Default" office:value-type="float" office:value="0.0176778">
            <text:p>0.02</text:p>
          </table:table-cell>
          <table:table-cell table:style-name="Default" office:value-type="float" office:value="0.0134775">
            <text:p>0.01</text:p>
          </table:table-cell>
          <table:table-cell table:style-name="ce24"/>
          <table:table-cell table:style-name="Default" office:value-type="float" office:value="0.0704462">
            <text:p>0.07</text:p>
          </table:table-cell>
          <table:table-cell table:style-name="Default" office:value-type="float" office:value="0.0513893">
            <text:p>0.05</text:p>
          </table:table-cell>
          <table:table-cell table:style-name="Default" office:value-type="float" office:value="0.0470088">
            <text:p>0.05</text:p>
          </table:table-cell>
        </table:table-row>
        <table:table-row table:style-name="ro1">
          <table:table-cell table:style-name="ce8" office:value-type="float" office:value="0.05">
            <text:p>0.05</text:p>
          </table:table-cell>
          <table:table-cell table:style-name="ce8"/>
          <table:table-cell table:style-name="ce17" table:number-columns-repeated="2"/>
          <table:table-cell table:style-name="ce22"/>
          <table:table-cell table:style-name="ce17" table:number-columns-repeated="3"/>
          <table:table-cell table:style-name="ce22"/>
          <table:table-cell table:style-name="ce17" table:number-columns-repeated="2"/>
          <table:table-cell table:style-name="ce31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7" table:end-x="0.4626in" table:end-y="0.0429in" draw:z-index="2" draw:style-name="gr1" svg:width="3.578in" svg:height="3.2508in" svg:x="0.4409in" svg:y="0.1575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8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1T18:46:36</dc:date>
    <meta:editing-duration>PT03H28M14S</meta:editing-duration>
    <meta:editing-cycles>30</meta:editing-cycles>
    <meta:generator>OpenOffice.org/3.1$Linux OpenOffice.org_project/310m21$Build-9319</meta:generator>
    <meta:document-statistic meta:table-count="3" meta:cell-count="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4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0" chart:values-cell-range-address="Sheet1.C6:Sheet1.C14" chart:label-cell-address="Sheet1.C5:Sheet1.C5" chart:class="chart:scatter">
            <chart:data-point chart:repeated="9"/>
          </chart:series>
          <chart:series chart:style-name="ch11" chart:values-cell-range-address="Sheet1.D6:Sheet1.D14" chart:label-cell-address="Sheet1.D5:Sheet1.D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1.#NAN">
                <text:p text:id="Sheet1.B6:Sheet1.B14">1.#NAN</text:p>
              </table:table-cell>
              <table:table-cell office:value-type="float" office:value="1.#NAN">
                <text:p text:id="Sheet1.C6:Sheet1.C14">1.#NAN</text:p>
              </table:table-cell>
              <table:table-cell office:value-type="float" office:value="1.#NAN">
                <text:p text:id="Sheet1.D6:Sheet1.D1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4778">
                <text:p>0.124778</text:p>
              </table:table-cell>
              <table:table-cell office:value-type="float" office:value="0.090317">
                <text:p>0.090317</text:p>
              </table:table-cell>
              <table:table-cell office:value-type="float" office:value="0.0798961">
                <text:p>0.0798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552937">
                <text:p>0.0552937</text:p>
              </table:table-cell>
              <table:table-cell office:value-type="float" office:value="0.0392933">
                <text:p>0.0392933</text:p>
              </table:table-cell>
              <table:table-cell office:value-type="float" office:value="0.0334789">
                <text:p>0.0334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512989">
                <text:p>0.0512989</text:p>
              </table:table-cell>
              <table:table-cell office:value-type="float" office:value="0.0369143">
                <text:p>0.0369143</text:p>
              </table:table-cell>
              <table:table-cell office:value-type="float" office:value="0.0314825">
                <text:p>0.0314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623261">
                <text:p>0.0623261</text:p>
              </table:table-cell>
              <table:table-cell office:value-type="float" office:value="0.043994">
                <text:p>0.043994</text:p>
              </table:table-cell>
              <table:table-cell office:value-type="float" office:value="0.0369058">
                <text:p>0.0369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606214">
                <text:p>0.0606214</text:p>
              </table:table-cell>
              <table:table-cell office:value-type="float" office:value="0.0415601">
                <text:p>0.0415601</text:p>
              </table:table-cell>
              <table:table-cell office:value-type="float" office:value="0.0343009">
                <text:p>0.034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691652">
                <text:p>0.0691652</text:p>
              </table:table-cell>
              <table:table-cell office:value-type="float" office:value="0.0470182">
                <text:p>0.0470182</text:p>
              </table:table-cell>
              <table:table-cell office:value-type="float" office:value="0.0386681">
                <text:p>0.0386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4 Sheet1.F5:Sheet1.H14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10" chart:values-cell-range-address="Sheet1.G6:Sheet1.G14" chart:label-cell-address="Sheet1.G5:Sheet1.G5" chart:class="chart:scatter">
            <chart:data-point chart:repeated="9"/>
          </chart:series>
          <chart:series chart:style-name="ch11" chart:values-cell-range-address="Sheet1.H6:Sheet1.H14" chart:label-cell-address="Sheet1.H5:Sheet1.H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1.#NAN">
                <text:p text:id="Sheet1.F6:Sheet1.F14">1.#NAN</text:p>
              </table:table-cell>
              <table:table-cell office:value-type="float" office:value="1.#NAN">
                <text:p text:id="Sheet1.G6:Sheet1.G14">1.#NAN</text:p>
              </table:table-cell>
              <table:table-cell office:value-type="float" office:value="1.#NAN">
                <text:p text:id="Sheet1.H6:Sheet1.H1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419471">
                <text:p>0.0419471</text:p>
              </table:table-cell>
              <table:table-cell office:value-type="float" office:value="0.028011">
                <text:p>0.028011</text:p>
              </table:table-cell>
              <table:table-cell office:value-type="float" office:value="0.0245194">
                <text:p>0.0245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377913">
                <text:p>0.0377913</text:p>
              </table:table-cell>
              <table:table-cell office:value-type="float" office:value="0.023358">
                <text:p>0.023358</text:p>
              </table:table-cell>
              <table:table-cell office:value-type="float" office:value="0.0182811">
                <text:p>0.0182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02784">
                <text:p>0.0302784</text:p>
              </table:table-cell>
              <table:table-cell office:value-type="float" office:value="0.0188574">
                <text:p>0.0188574</text:p>
              </table:table-cell>
              <table:table-cell office:value-type="float" office:value="0.0149779">
                <text:p>0.014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384651">
                <text:p>0.0384651</text:p>
              </table:table-cell>
              <table:table-cell office:value-type="float" office:value="0.0235045">
                <text:p>0.0235045</text:p>
              </table:table-cell>
              <table:table-cell office:value-type="float" office:value="0.017877">
                <text:p>0.017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225858">
                <text:p>0.0225858</text:p>
              </table:table-cell>
              <table:table-cell office:value-type="float" office:value="0.0146253">
                <text:p>0.0146253</text:p>
              </table:table-cell>
              <table:table-cell office:value-type="float" office:value="0.0122337">
                <text:p>0.0122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279257">
                <text:p>0.0279257</text:p>
              </table:table-cell>
              <table:table-cell office:value-type="float" office:value="0.0176778">
                <text:p>0.0176778</text:p>
              </table:table-cell>
              <table:table-cell office:value-type="float" office:value="0.0134775">
                <text:p>0.0134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4 Sheet1.J5:Sheet1.L14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10" chart:values-cell-range-address="Sheet1.K6:Sheet1.K14" chart:label-cell-address="Sheet1.K5:Sheet1.K5" chart:class="chart:scatter">
            <chart:data-point chart:repeated="9"/>
          </chart:series>
          <chart:series chart:style-name="ch11" chart:values-cell-range-address="Sheet1.L6:Sheet1.L14" chart:label-cell-address="Sheet1.L5:Sheet1.L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1.#NAN">
                <text:p text:id="Sheet1.J6:Sheet1.J14">1.#NAN</text:p>
              </table:table-cell>
              <table:table-cell office:value-type="float" office:value="1.#NAN">
                <text:p text:id="Sheet1.K6:Sheet1.K14">1.#NAN</text:p>
              </table:table-cell>
              <table:table-cell office:value-type="float" office:value="1.#NAN">
                <text:p text:id="Sheet1.L6:Sheet1.L1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219866">
                <text:p>0.219866</text:p>
              </table:table-cell>
              <table:table-cell office:value-type="float" office:value="0.183383">
                <text:p>0.183383</text:p>
              </table:table-cell>
              <table:table-cell office:value-type="float" office:value="0.179442">
                <text:p>0.179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368476">
                <text:p>0.0368476</text:p>
              </table:table-cell>
              <table:table-cell office:value-type="float" office:value="0.0281913">
                <text:p>0.0281913</text:p>
              </table:table-cell>
              <table:table-cell office:value-type="float" office:value="0.025937">
                <text:p>0.02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11892">
                <text:p>0.0311892</text:p>
              </table:table-cell>
              <table:table-cell office:value-type="float" office:value="0.0257161">
                <text:p>0.0257161</text:p>
              </table:table-cell>
              <table:table-cell office:value-type="float" office:value="0.0246922">
                <text:p>0.0246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373974">
                <text:p>0.0373974</text:p>
              </table:table-cell>
              <table:table-cell office:value-type="float" office:value="0.0276874">
                <text:p>0.0276874</text:p>
              </table:table-cell>
              <table:table-cell office:value-type="float" office:value="0.024842">
                <text:p>0.0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562629">
                <text:p>0.0562629</text:p>
              </table:table-cell>
              <table:table-cell office:value-type="float" office:value="0.0407398">
                <text:p>0.0407398</text:p>
              </table:table-cell>
              <table:table-cell office:value-type="float" office:value="0.0371148">
                <text:p>0.037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704462">
                <text:p>0.0704462</text:p>
              </table:table-cell>
              <table:table-cell office:value-type="float" office:value="0.0513893">
                <text:p>0.0513893</text:p>
              </table:table-cell>
              <table:table-cell office:value-type="float" office:value="0.0470088">
                <text:p>0.047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